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iberation Serif1" svg:font-family="'Liberation Serif'" style:font-adornments="Normal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271fb7" officeooo:paragraph-rsid="00271fb7"/>
    </style:style>
    <style:style style:name="P2" style:family="paragraph" style:parent-style-name="Text_20_body">
      <style:text-properties officeooo:paragraph-rsid="0013f9df"/>
    </style:style>
    <style:style style:name="P3" style:family="paragraph" style:parent-style-name="Text_20_body">
      <style:text-properties officeooo:rsid="00141b30" officeooo:paragraph-rsid="00141b30"/>
    </style:style>
    <style:style style:name="P4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5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e5f4" officeooo:paragraph-rsid="0014e5f4" style:font-size-asian="12pt" style:font-size-complex="12pt"/>
    </style:style>
    <style:style style:name="P6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23a5" style:font-size-asian="12pt" style:font-size-complex="12pt"/>
    </style:style>
    <style:style style:name="P7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19d236" style:font-size-asian="12pt" style:font-size-complex="12pt"/>
    </style:style>
    <style:style style:name="P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264cae" style:font-size-asian="12pt" style:font-size-complex="12pt"/>
    </style:style>
    <style:style style:name="P9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22ba9e" officeooo:paragraph-rsid="0022ba9e" style:font-size-asian="12pt" style:font-size-complex="12pt"/>
    </style:style>
    <style:style style:name="P1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1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2e6984" style:font-size-asian="12pt" style:font-size-complex="12pt"/>
    </style:style>
    <style:style style:name="P1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e5f4" officeooo:paragraph-rsid="0014e5f4" style:font-size-asian="12pt" style:font-size-complex="12pt"/>
    </style:style>
    <style:style style:name="P1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fc69c" style:font-size-asian="12pt" style:font-size-complex="12pt"/>
    </style:style>
    <style:style style:name="P1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/>
    </style:style>
    <style:style style:name="P1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2b4e1d" style:font-size-asian="12pt" style:font-size-complex="12pt"/>
    </style:style>
    <style:style style:name="P16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923a5" officeooo:paragraph-rsid="0039770e" style:font-size-asian="12pt" style:font-size-complex="12pt"/>
    </style:style>
    <style:style style:name="P17" style:family="paragraph" style:parent-style-name="Standard">
      <style:text-properties officeooo:paragraph-rsid="0037c256"/>
    </style:style>
    <style:style style:name="P18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333333" style:font-name="Helvetica Neue" fo:font-size="10.5pt" fo:letter-spacing="normal" fo:font-style="normal" fo:font-weight="normal" officeooo:rsid="001923a5" style:font-size-asian="12pt" style:font-size-complex="12pt"/>
    </style:style>
    <style:style style:name="P19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d236" style:font-size-asian="12pt" style:font-size-complex="12pt"/>
    </style:style>
    <style:style style:name="P20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fc69c" style:font-size-asian="12pt" style:font-size-complex="12pt"/>
    </style:style>
    <style:style style:name="P21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1923a5" style:font-size-asian="12pt" style:font-size-complex="12pt"/>
    </style:style>
    <style:style style:name="P22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c2108" style:font-size-asian="12pt" style:font-size-complex="12pt"/>
    </style:style>
    <style:style style:name="P23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061a6" style:font-size-asian="12pt" style:font-size-complex="12pt"/>
    </style:style>
    <style:style style:name="P24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2ba9e" style:font-size-asian="12pt" style:font-size-complex="12pt"/>
    </style:style>
    <style:style style:name="P25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923a5" officeooo:paragraph-rsid="00264cae" style:font-size-asian="12pt" style:font-size-complex="12pt"/>
    </style:style>
    <style:style style:name="P26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rsid="00141b30" officeooo:paragraph-rsid="00141b30" style:font-size-asian="12pt" style:font-size-complex="12pt"/>
    </style:style>
    <style:style style:name="P27" style:family="paragraph" style:parent-style-name="Text_20_body">
      <style:text-properties fo:font-variant="normal" fo:text-transform="none" fo:color="#333333" style:font-name="Helvetica Neue" fo:font-size="10.5pt" fo:letter-spacing="normal" fo:font-style="normal" fo:font-weight="normal" officeooo:paragraph-rsid="003c359d"/>
    </style:style>
    <style:style style:name="P28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normal" officeooo:rsid="00141b30" officeooo:paragraph-rsid="00141b30" style:font-size-asian="12pt" style:font-size-complex="12pt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0pt" fo:font-style="normal" style:text-underline-style="none" fo:font-weight="normal"/>
    </style:style>
    <style:style style:name="P30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0pt" fo:font-style="normal" style:text-underline-style="none" fo:font-weight="normal" fo:background-color="transparent"/>
    </style:style>
    <style:style style:name="P31" style:family="paragraph">
      <style:paragraph-properties fo:text-align="start"/>
      <style:text-properties fo:font-variant="normal" fo:text-transform="none" style:text-line-through-style="none" style:text-line-through-type="none" style:font-name="Liberation Sans" fo:font-size="12pt" fo:font-style="normal" style:text-underline-style="none" fo:font-weight="normal" fo:background-color="transparent"/>
    </style:style>
    <style:style style:name="P32" style:family="paragraph">
      <style:paragraph-properties fo:text-align="start"/>
      <style:text-properties style:text-line-through-style="none" style:text-line-through-type="none" style:font-name="Liberation Serif1" fo:font-style="normal" style:text-underline-style="none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1923a5" style:font-size-asian="12pt" style:font-size-complex="12pt"/>
    </style:style>
    <style:style style:name="T4" style:family="text">
      <style:text-properties fo:font-variant="normal" fo:text-transform="none" fo:color="#333333" style:font-name="Helvetica Neue" fo:font-size="22.5pt" fo:letter-spacing="normal" fo:font-style="normal" fo:font-weight="bold"/>
    </style:style>
    <style:style style:name="T5" style:family="text">
      <style:text-properties fo:font-variant="normal" fo:text-transform="none" fo:color="#212529" style:font-name="apple-system" fo:letter-spacing="normal" fo:font-style="normal" fo:font-weight="bold"/>
    </style:style>
    <style:style style:name="T6" style:family="text">
      <style:text-properties officeooo:rsid="0013f9df"/>
    </style:style>
    <style:style style:name="T7" style:family="text">
      <style:text-properties style:font-name="Helvetica Neue" fo:font-size="10.5pt"/>
    </style:style>
    <style:style style:name="T8" style:family="text">
      <style:text-properties officeooo:rsid="0017c506"/>
    </style:style>
    <style:style style:name="T9" style:family="text">
      <style:text-properties officeooo:rsid="00291e30"/>
    </style:style>
    <style:style style:name="T10" style:family="text">
      <style:text-properties officeooo:rsid="002e6984"/>
    </style:style>
    <style:style style:name="T11" style:family="text">
      <style:text-properties fo:color="#333333" style:font-name="Helvetica Neue" fo:font-size="10.5pt"/>
    </style:style>
    <style:style style:name="T12" style:family="text">
      <style:text-properties fo:color="#333333" style:font-name="Helvetica Neue" fo:font-size="10.5pt" officeooo:rsid="001923a5" style:font-size-asian="12pt" style:font-size-complex="12pt"/>
    </style:style>
    <style:style style:name="T13" style:family="text">
      <style:text-properties fo:color="#212529" style:font-name="apple-system"/>
    </style:style>
    <style:style style:name="T14" style:family="text">
      <style:text-properties fo:color="#212529" style:font-name="apple-system" fo:font-size="12pt"/>
    </style:style>
    <style:style style:name="T15" style:family="text">
      <style:text-properties fo:color="#e83e8c" style:font-name="SFMono-Regular" fo:font-size="10.5pt"/>
    </style:style>
    <style:style style:name="T16" style:family="text">
      <style:text-properties style:font-name="Liberation Serif" fo:font-size="12pt"/>
    </style:style>
    <style:style style:name="T17" style:family="text">
      <style:text-properties officeooo:rsid="003c359d"/>
    </style:style>
    <style:style style:name="T18" style:family="text">
      <style:text-properties officeooo:rsid="003c359d" style:font-size-asian="12pt" style:font-size-complex="12pt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Zone de texte 3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4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6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7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8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9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0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1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13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4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5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6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Zone de texte 22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Zone de texte 23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5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8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2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9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3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Zone de texte 17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control text:anchor-type="paragraph" draw:z-index="15" draw:style-name="gr3" draw:text-style-name="P31" svg:width="4.095cm" svg:height="0.726cm" svg:x="1.245cm" svg:y="-1.009cm" draw:control="control15"/><text:span text:style-name="T8">Rapport - </text:span>TP1 <text:span text:style-name="T9">PHP</text:span></text:p>
      <text:h text:style-name="Heading_20_1" text:outline-level="1">Exercice <text:span text:style-name="T6">1</text:span> - <text:span text:style-name="T4">Affichage en php</text:span></text:h>
      <text:p text:style-name="P2"><text:span text:style-name="T2">A quoi correspondent menu01 et menu02 ?</text:span> <draw:control text:anchor-type="as-char" svg:y="-0.817cm" draw:z-index="0" draw:style-name="gr1" draw:text-style-name="P29" svg:width="16.999cm" svg:height="1.676cm" draw:control="control20"/></text:p>
      <text:p text:style-name="P14">Pourquoi il y a t il un $ devant leur nom ?</text:p>
      <text:p text:style-name="P3"><draw:control text:anchor-type="as-char" draw:z-index="1" draw:style-name="gr2" draw:text-style-name="P29" svg:width="16.871cm" svg:height="1.287cm" draw:control="control1"/></text:p>
      <text:p text:style-name="P4">A quoi sert le ; à la fin de chaque ligne ?</text:p>
      <text:p text:style-name="P14"><draw:control text:anchor-type="as-char" draw:z-index="2" draw:style-name="gr2" draw:text-style-name="P30" svg:width="16.842cm" svg:height="1.191cm" draw:control="control2"/></text:p>
      <text:p text:style-name="P4">Pourquoi ACCUEIL et HOME sont entre " ?</text:p>
      <text:p text:style-name="P15"><draw:control text:anchor-type="as-char" draw:z-index="16" draw:style-name="gr2" draw:text-style-name="P30" svg:width="16.849cm" svg:height="1.359cm" draw:control="control16"/></text:p>
      <text:p text:style-name="P10"/>
      <text:p text:style-name="P10">Pourquoi le code //Déclaration de variables, n'apparait pas à l'écran ?</text:p>
      <text:p text:style-name="P10"><draw:control text:anchor-type="as-char" draw:z-index="17" draw:style-name="gr2" draw:text-style-name="P30" svg:width="16.513cm" svg:height="1.144cm" draw:control="control17"/></text:p>
      <text:p text:style-name="P10"><text:span text:style-name="T14">P</text:span><text:span text:style-name="T16">ourquoi lorsque l'on execute le fichier seul le code HTML de la page apparaît </text:span>?</text:p>
      <text:p text:style-name="P4"><draw:control text:anchor-type="as-char" draw:z-index="3" draw:style-name="gr2" draw:text-style-name="P30" svg:width="16.925cm" svg:height="1.193cm" draw:control="control3"/></text:p>
      <text:p text:style-name="P11">A quoi correspond l'extension p<text:span text:style-name="T10">hp</text:span></text:p>
      <text:p text:style-name="P11"><draw:control text:anchor-type="as-char" svg:y="-0.261cm" draw:z-index="18" draw:style-name="gr1" draw:text-style-name="P30" svg:width="16.925cm" svg:height="1.37cm" draw:control="control18"/></text:p>
      <text:p text:style-name="P4"><text:span text:style-name="T7">A quoi sert la balise &lt;?php ?&gt;</text:span>  ?</text:p>
      <text:p text:style-name="P4"><draw:control text:anchor-type="as-char" draw:z-index="4" draw:style-name="gr2" draw:text-style-name="P30" svg:width="16.842cm" svg:height="1.382cm" draw:control="control4"/></text:p>
      <text:p text:style-name="P10"/>
      <text:p text:style-name="P10"><text:soft-page-break/>A quoi sert l'instruction echo ?</text:p>
      <text:p text:style-name="P4"><draw:control text:anchor-type="as-char" draw:z-index="5" draw:style-name="gr2" draw:text-style-name="P30" svg:width="16.962cm" svg:height="1.35cm" draw:control="control5"/></text:p>
      <text:p text:style-name="P12">Pourquoi à l'affichage nous avons <text:span text:style-name="T17">ACCUEIL</text:span> et non pas $menu01 ?</text:p>
      <text:p text:style-name="P5"><draw:control text:anchor-type="as-char" draw:z-index="6" draw:style-name="gr2" draw:text-style-name="P30" svg:width="16.879cm" svg:height="1.253cm" draw:control="control6"/></text:p>
      <text:p text:style-name="P27">Pourquoi à l'affichage nous avons <text:span text:style-name="T18">ACCUEIL</text:span> et non pas "<text:span text:style-name="T18">ACCUEIL</text:span>" ?</text:p>
      <text:p text:style-name="Standard"><draw:control text:anchor-type="as-char" draw:z-index="7" draw:style-name="gr2" draw:text-style-name="P30" svg:width="16.999cm" svg:height="1.493cm" draw:control="control7"/></text:p>
      <text:p text:style-name="P21">Que se passe-t-il lorsqu'on change $menu01 en $menu02 ?.</text:p>
      <text:p text:style-name="P6"><draw:control text:anchor-type="as-char" draw:z-index="8" draw:style-name="gr2" draw:text-style-name="P30" svg:width="16.999cm" svg:height="1.378cm" draw:control="control8"/><draw:control text:anchor-type="as-char" draw:z-index="9" draw:style-name="gr2" draw:text-style-name="P31" svg:width="0.14cm" svg:height="0.003cm" draw:control="control9"/></text:p>
      <text:h text:style-name="Heading_20_1" text:outline-level="1">Exercice 2 - <text:span text:style-name="T5">Modification de la langue</text:span></text:h>
      <text:p text:style-name="P22">A quoi correspond la balise &lt;?= ? </text:p>
      <text:p text:style-name="P7"><draw:control text:anchor-type="as-char" draw:z-index="10" draw:style-name="gr2" draw:text-style-name="P30" svg:width="16.851cm" svg:height="1.265cm" draw:control="control10"/></text:p>
      <text:p text:style-name="P18">Que fait la fonction basename()</text:p>
      <text:p text:style-name="Text_20_body"><draw:control text:anchor-type="as-char" draw:z-index="20" draw:name="Forme1" draw:style-name="gr2" draw:text-style-name="P32" svg:width="16.878cm" svg:height="1.087cm" draw:control="control21"/></text:p>
      <text:p text:style-name="P18">A quoi correspond la variable __File__ ?</text:p>
      <text:p text:style-name="P17"><draw:control text:anchor-type="as-char" draw:z-index="21" draw:style-name="gr2" draw:text-style-name="P30" svg:width="16.851cm" svg:height="1.265cm" draw:control="control22"/></text:p>
      <text:p text:style-name="P19">Que signifie le caractère [ ?</text:p>
      <text:p text:style-name="P7"><draw:control text:anchor-type="as-char" draw:z-index="11" draw:style-name="gr2" draw:text-style-name="P30" svg:width="16.962cm" svg:height="1.198cm" draw:control="control11"/></text:p>
      <text:p text:style-name="P23">Comment peut-on déclarer un tableau vide ?</text:p>
      <text:p text:style-name="P7"><draw:control text:anchor-type="as-char" draw:z-index="12" draw:style-name="gr2" draw:text-style-name="P30" svg:width="16.879cm" svg:height="1.213cm" draw:control="control12"/></text:p>
      <text:p text:style-name="P13">Pourquoi accueil et home sont entre " ? (retirez les doubles cotes pour voir ce qui se passe)</text:p>
      <text:p text:style-name="P13"><draw:control text:anchor-type="as-char" draw:z-index="19" draw:style-name="gr2" draw:text-style-name="P30" svg:width="16.795cm" svg:height="1.516cm" draw:control="control19"/></text:p>
      <text:h text:style-name="Heading_20_2" text:outline-level="2"><text:soft-page-break/>Affichage des valeurs</text:h>
      <text:p text:style-name="P19">A quoi sert $i  ?</text:p>
      <text:p text:style-name="P7"><draw:control text:anchor-type="as-char" draw:z-index="13" draw:style-name="gr2" draw:text-style-name="P30" svg:width="16.851cm" svg:height="1.17cm" draw:control="control13"/></text:p>
      <text:p text:style-name="P24">A quoi correspond count($lang) ?</text:p>
      <text:p text:style-name="P9"><draw:control text:anchor-type="as-char" draw:z-index="14" draw:style-name="gr2" draw:text-style-name="P30" svg:width="16.684cm" svg:height="1.047cm" draw:control="control14"/></text:p>
      <text:p text:style-name="P25">A quoi correspond $lang[$i] ?</text:p>
      <text:p text:style-name="P16"><draw:control text:anchor-type="as-char" draw:z-index="22" draw:style-name="gr2" draw:text-style-name="P30" svg:width="16.684cm" svg:height="1.047cm" draw:control="control23"/></text:p>
      <text:p text:style-name="P8"><text:span text:style-name="T7">Combien de balises </text:span><text:span text:style-name="Source_20_Text"><text:span text:style-name="T7">&lt;li&gt;</text:span></text:span><text:span text:style-name="T7"> seront affichées ?</text:span></text:p>
      <text:p text:style-name="P16"><draw:control text:anchor-type="as-char" draw:z-index="23" draw:style-name="gr2" draw:text-style-name="P30" svg:width="16.684cm" svg:height="1.047cm" draw:control="control24"/></text:p>
      <text:p text:style-name="P8"><text:span text:style-name="T7">Affichez le code source de votre navigateur. Le nombres de balises </text:span><text:span text:style-name="Source_20_Text"><text:span text:style-name="T7">&lt;li&gt;</text:span></text:span><text:span text:style-name="T7"> est-il le même que celui du P01Menu.php ?</text:span></text:p>
      <text:p text:style-name="P16"><draw:control text:anchor-type="as-char" draw:z-index="24" draw:style-name="gr2" draw:text-style-name="P30" svg:width="16.684cm" svg:height="1.047cm" draw:control="control25"/></text:p>
      <text:p text:style-name="P25">Quelle est la différence entre le contenu de ces deux balises ?</text:p>
      <text:p text:style-name="P16"><draw:control text:anchor-type="as-char" draw:z-index="25" draw:style-name="gr2" draw:text-style-name="P30" svg:width="16.684cm" svg:height="1.047cm" draw:control="control26"/></text:p>
      <text:p text:style-name="P25">Ajoutez le code nécessaire pour supprimer cette différence.</text:p>
      <text:p text:style-name="P16"><draw:control text:anchor-type="as-char" draw:z-index="26" draw:style-name="gr2" draw:text-style-name="P30" svg:width="16.684cm" svg:height="1.047cm" draw:control="control27"/></text:p>
      <text:p text:style-name="P25">Changez $lang=$menu01; en $lang=$menu02;, que se passe-t-il ?</text:p>
      <text:p text:style-name="P16"><draw:control text:anchor-type="as-char" draw:z-index="27" draw:style-name="gr2" draw:text-style-name="P30" svg:width="16.684cm" svg:height="1.047cm" draw:control="control28"/></text:p>
      <text:p text:style-name="P25">A quoi sert cette instruction ?</text:p>
      <text:p text:style-name="P16"><draw:control text:anchor-type="as-char" draw:z-index="28" draw:style-name="gr2" draw:text-style-name="P30" svg:width="16.684cm" svg:height="1.047cm" draw:control="control29"/></text:p>
      <text:p text:style-name="P25">Que fait la fonction ucfirst()?</text:p>
      <text:p text:style-name="P16"><draw:control text:anchor-type="as-char" draw:z-index="29" draw:style-name="gr2" draw:text-style-name="P30" svg:width="16.684cm" svg:height="1.047cm" draw:control="control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sans-serif, 'Apple Color Emoji', 'Segoe UI Emoji', 'Segoe UI Symbol', 'Noto Color Emoji'"/>
    <style:font-face style:name="Liberation Serif1" svg:font-family="'Liberation Serif'" style:font-adornments="Normal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71fb7" officeooo:paragraph-rsid="00271fb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om :<text:tab/><text:tab/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4:48:20.628000000</meta:creation-date>
    <dc:date>2019-08-04T12:20:12.351000000</dc:date>
    <meta:editing-duration>P2DT9H20M24S</meta:editing-duration>
    <meta:editing-cycles>33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60" meta:word-count="269" meta:character-count="1456" meta:non-whitespace-character-count="1215"/>
  </office:meta>
</office:document-meta>
</file>